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00ce" draw:textarea-horizontal-align="justify" draw:textarea-vertical-align="middle" draw:auto-grow-height="false" fo:min-height="1.735cm" fo:min-width="4.899cm"/>
      <style:paragraph-properties style:writing-mode="lr-tb"/>
    </style:style>
    <style:style style:name="gr2" style:family="graphic" style:parent-style-name="standard">
      <style:graphic-properties draw:fill-color="#ac00ce" draw:textarea-horizontal-align="justify" draw:textarea-vertical-align="middle" draw:auto-grow-height="false" fo:min-height="1.045cm" fo:min-width="5.851cm"/>
      <style:paragraph-properties style:writing-mode="lr-tb"/>
    </style:style>
    <style:style style:name="gr3" style:family="graphic" style:parent-style-name="standard">
      <style:graphic-properties draw:fill-color="#5eb91e" draw:textarea-horizontal-align="justify" draw:textarea-vertical-align="top" draw:auto-grow-height="false" fo:min-height="3.56cm" fo:min-width="6.167cm"/>
      <style:paragraph-properties style:writing-mode="lr-tb"/>
    </style:style>
    <style:style style:name="gr4" style:family="graphic" style:parent-style-name="standard">
      <style:graphic-properties draw:fill-color="#ac00ce" draw:textarea-horizontal-align="justify" draw:textarea-vertical-align="middle" draw:auto-grow-height="false" fo:min-height="1.338cm" fo:min-width="4.263cm"/>
      <style:paragraph-properties style:writing-mode="lr-tb"/>
    </style:style>
    <style:style style:name="gr5" style:family="graphic" style:parent-style-name="standard">
      <style:graphic-properties draw:fill-color="#ac00ce" draw:textarea-horizontal-align="justify" draw:textarea-vertical-align="middle" draw:auto-grow-height="false" fo:min-height="1.337cm" fo:min-width="4.262cm"/>
      <style:paragraph-properties style:writing-mode="lr-tb"/>
    </style:style>
    <style:style style:name="gr6" style:family="graphic" style:parent-style-name="standard">
      <style:graphic-properties draw:fill-color="#ac00ce" draw:textarea-horizontal-align="justify" draw:textarea-vertical-align="middle" draw:auto-grow-height="false" fo:min-height="1.338cm" fo:min-width="4.898cm"/>
      <style:paragraph-properties style:writing-mode="lr-tb"/>
    </style:style>
    <style:style style:name="gr7" style:family="graphic" style:parent-style-name="standard">
      <style:graphic-properties draw:fill-color="#ac00ce" draw:textarea-horizontal-align="justify" draw:textarea-vertical-align="middle" draw:auto-grow-height="false" fo:min-height="1.337cm" fo:min-width="5.215cm"/>
      <style:paragraph-properties style:writing-mode="lr-tb"/>
    </style:style>
    <style:style style:name="gr8" style:family="graphic" style:parent-style-name="standard">
      <style:graphic-properties draw:fill-color="#ac00ce" draw:textarea-horizontal-align="justify" draw:textarea-vertical-align="middle" draw:auto-grow-height="false" fo:min-height="1.655cm" fo:min-width="3.628cm"/>
      <style:paragraph-properties style:writing-mode="lr-tb"/>
    </style:style>
    <style:style style:name="gr9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heads_20_5" draw:marker-start-width="0.4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="Arrowheads_20_9" draw:marker-start-width="0.4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="Arrowheads_20_11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textarea-horizontal-align="justify" draw:textarea-vertical-align="middle" draw:auto-grow-height="false" fo:min-height="1.537cm" fo:min-width="5.21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41cm" fo:min-width="4.581cm"/>
      <style:paragraph-properties style:writing-mode="lr-tb"/>
    </style:style>
    <style:style style:name="gr20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="Arrowheads_20_16" draw:marker-start-width="0.459cm" draw:marker-end="Arrowheads_20_17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="Arrowheads_20_18" draw:marker-start-width="0.459cm" draw:marker-end="Arrowheads_20_19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1.973cm" fo:min-width="4.262cm"/>
      <style:paragraph-properties style:writing-mode="lr-tb"/>
    </style:style>
    <style:style style:name="gr24" style:family="graphic" style:parent-style-name="objectwithoutfill">
      <style:graphic-properties svg:stroke-width="0.106cm" draw:marker-start="Arrowheads_20_20" draw:marker-start-width="0.459cm" draw:marker-end="Arrowheads_20_21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draw:marker-start-width="0.3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fill-color="#5eb91e" draw:textarea-horizontal-align="justify" draw:textarea-vertical-align="top" draw:auto-grow-height="false" fo:min-height="3.56cm" fo:min-width="5.645cm"/>
      <style:paragraph-properties style:writing-mode="lr-tb"/>
    </style:style>
    <style:style style:name="gr28" style:family="graphic" style:parent-style-name="standard">
      <style:graphic-properties draw:fill-color="#ac00ce" draw:textarea-horizontal-align="justify" draw:textarea-vertical-align="middle" draw:auto-grow-height="false" fo:min-height="1.655cm" fo:min-width="4.26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ac00ce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398cm" svg:height="3.175cm" svg:x="32.546cm" svg:y="22.108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" draw:id="id2" draw:layer="layout" svg:width="6.35cm" svg:height="2.07cm" svg:x="5.127cm" svg:y="23.06cm">
          <text:p text:style-name="P1">Clickhou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3" draw:id="id3" draw:layer="layout" svg:width="6.667cm" svg:height="3.81cm" svg:x="16.353cm" svg:y="21.79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763cm" svg:height="1.588cm" svg:x="17.305cm" svg:y="23.377cm">
          <text:p text:style-name="P1">Account-dumper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762cm" svg:height="1.587cm" svg:x="25.244cm" svg:y="16.07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5.398cm" svg:height="1.588cm" svg:x="5.558cm" svg:y="16.075cm">
          <text:p text:style-name="P1">Tracer API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15cm" svg:height="1.587cm" svg:x="15.083cm" svg:y="11.63cm">
          <text:p text:style-name="P1">Neon-RPC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4.128cm" svg:height="1.905cm" svg:x="25.56cm" svg:y="22.743cm">
          <text:p text:style-name="P1">Index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17.305cm" svg:y1="24.171cm" svg:x2="11.477cm" svg:y2="24.095cm" draw:start-shape="id1" draw:start-glue-point="3" draw:end-shape="id2" draw:end-glue-point="8" svg:d="M17305 24171c-4371 0-1457-76-5828-76" svg:viewBox="0 0 5829 77">
          <text:p/>
        </draw:connector>
        <draw:connector draw:style-name="gr10" draw:text-style-name="P4" draw:layer="layout" draw:type="curve" svg:x1="23.02cm" svg:y1="23.695cm" svg:x2="25.56cm" svg:y2="23.695cm" draw:start-shape="id3" draw:start-glue-point="1" draw:end-shape="id4" draw:end-glue-point="3" svg:d="M23020 23695h2540" svg:viewBox="0 0 2541 1">
          <text:p/>
        </draw:connector>
        <draw:connector draw:style-name="gr11" draw:text-style-name="P4" draw:layer="layout" draw:type="curve" svg:x1="29.688cm" svg:y1="23.695cm" svg:x2="32.546cm" svg:y2="23.696cm" draw:start-shape="id4" draw:start-glue-point="1" draw:end-shape="id5" draw:end-glue-point="6" svg:d="M29688 23695c2143 0 715 1 2858 1" svg:viewBox="0 0 2859 2">
          <text:p/>
        </draw:connector>
        <draw:connector draw:style-name="gr12" draw:text-style-name="P4" draw:layer="layout" draw:type="curve" svg:x1="19.686cm" svg:y1="21.79cm" svg:x2="25.244cm" svg:y2="16.869cm" draw:start-shape="id3" draw:start-glue-point="0" draw:end-shape="id6" draw:end-glue-point="3" svg:d="M19686 21790c0-3281 1852-4921 5558-4921" svg:viewBox="0 0 5559 4922">
          <text:p/>
        </draw:connector>
        <draw:connector draw:style-name="gr13" draw:text-style-name="P4" draw:layer="layout" draw:type="curve" svg:x1="35.245cm" svg:y1="22.108cm" svg:x2="30.006cm" svg:y2="16.869cm" draw:start-shape="id5" draw:start-glue-point="5" draw:end-shape="id6" draw:end-glue-point="1" svg:d="M35245 22108c0-3493-1746-5239-5239-5239" svg:viewBox="0 0 5240 5240">
          <text:p/>
        </draw:connector>
        <draw:connector draw:style-name="gr14" draw:text-style-name="P4" draw:layer="layout" draw:type="curve" svg:x1="8.302cm" svg:y1="23.06cm" svg:x2="8.257cm" svg:y2="17.663cm" draw:start-shape="id2" draw:start-glue-point="5" draw:end-shape="id7" draw:end-glue-point="2" svg:d="M8302 23060c0-4047-45-1349-45-5397" svg:viewBox="0 0 46 5398">
          <text:p/>
        </draw:connector>
        <draw:connector draw:style-name="gr15" draw:text-style-name="P4" draw:layer="layout" draw:type="curve" svg:x1="8.257cm" svg:y1="16.075cm" svg:x2="15.083cm" svg:y2="12.423cm" draw:start-shape="id7" draw:start-glue-point="0" draw:end-shape="id8" draw:end-glue-point="3" svg:d="M8257 16075c0-2435 2275-3652 6826-3652" svg:viewBox="0 0 6827 3653">
          <text:p/>
        </draw:connector>
        <draw:connector draw:style-name="gr16" draw:text-style-name="P4" draw:layer="layout" draw:type="curve" svg:x1="20.798cm" svg:y1="12.423cm" svg:x2="27.625cm" svg:y2="16.076cm" draw:start-shape="id8" draw:start-glue-point="1" draw:end-shape="id6" draw:end-glue-point="0" svg:d="M20798 12423c4552 0 6827 1217 6827 3653" svg:viewBox="0 0 6828 3654">
          <text:p/>
        </draw:connector>
        <draw:custom-shape draw:style-name="gr17" draw:text-style-name="P1" xml:id="id11" draw:id="id11" draw:layer="layout" svg:width="5.715cm" svg:height="2.858cm" svg:x="32.546cm" svg:y="11.313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xml:id="id9" draw:id="id9" draw:layer="layout" svg:width="5.08cm" svg:height="1.587cm" svg:x="24.926cm" svg:y="4.3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0" draw:id="id10" draw:layer="layout" svg:width="5.08cm" svg:height="1.905cm" svg:x="24.926cm" svg:y="9.725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7.94cm" svg:y1="11.63cm" svg:x2="24.926cm" svg:y2="5.121cm" draw:start-shape="id8" draw:start-glue-point="0" draw:end-shape="id9" draw:end-glue-point="3" svg:d="M17940 11630c0-4340 2328-6509 6986-6509" svg:viewBox="0 0 6987 6510">
          <text:p/>
        </draw:connector>
        <draw:connector draw:style-name="gr21" draw:text-style-name="P4" draw:layer="layout" draw:type="curve" svg:x1="27.466cm" svg:y1="5.915cm" svg:x2="27.466cm" svg:y2="9.725cm" draw:start-shape="id9" draw:start-glue-point="2" draw:end-shape="id10" draw:end-glue-point="5" svg:d="M27466 5915v3810" svg:viewBox="0 0 1 3811">
          <text:p/>
        </draw:connector>
        <draw:connector draw:style-name="gr22" draw:text-style-name="P4" draw:layer="layout" draw:type="curve" svg:x1="30.006cm" svg:y1="5.121cm" svg:x2="35.404cm" svg:y2="11.313cm" draw:start-shape="id9" draw:start-glue-point="1" draw:end-shape="id11" draw:end-glue-point="5" svg:d="M30006 5121c3599 0 5398 2064 5398 6192" svg:viewBox="0 0 5399 6193">
          <text:p/>
        </draw:connector>
        <draw:custom-shape draw:style-name="gr23" draw:text-style-name="P5" xml:id="id12" draw:id="id12" draw:layer="layout" svg:width="4.762cm" svg:height="2.223cm" svg:x="15.605cm" svg:y="1.31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7.986cm" svg:y1="3.54cm" svg:x2="17.94cm" svg:y2="11.63cm" draw:start-shape="id12" draw:start-glue-point="2" draw:end-shape="id8" draw:end-glue-point="0" svg:d="M17986 3540c0 6066-46 2021-46 8090" svg:viewBox="0 0 47 8091">
          <text:p/>
        </draw:connector>
        <draw:connector draw:style-name="gr25" draw:text-style-name="P4" draw:layer="layout" draw:type="curve" svg:x1="27.466cm" svg:y1="4.328cm" svg:x2="20.367cm" svg:y2="2.428cm" draw:start-shape="id9" draw:start-glue-point="0" draw:end-shape="id12" draw:end-glue-point="1" svg:d="M27466 4328c0-1267-2366-1900-7099-1900" svg:viewBox="0 0 7100 1901">
          <text:p/>
        </draw:connector>
        <draw:frame draw:style-name="gr26" draw:text-style-name="P7" draw:layer="layout" svg:width="6.221cm" svg:height="1.352cm" svg:x="1.635cm" svg:y="1.952cm">
          <draw:text-box>
            <text:p text:style-name="P6"><text:span text:style-name="T1">Current </text:span><text:span text:style-name="T1">state</text:span></text:p>
          </draw:text-box>
        </draw:frame>
      </draw:page>
      <draw:page draw:name="page2" draw:style-name="dp1" draw:master-page-name="Default">
        <draw:custom-shape draw:style-name="gr1" draw:text-style-name="P2" xml:id="id14" draw:id="id14" draw:layer="layout" svg:width="5.398cm" svg:height="3.175cm" svg:x="21.648cm" svg:y="22.501cm">
          <text:p text:style-name="P1">PostgreSQL</text:p>
          <text:p text:style-name="P1">(indexer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" xml:id="id15" draw:id="id15" draw:layer="layout" svg:width="6.145cm" svg:height="3.81cm" svg:x="7.996cm" svg:y="21.701cm">
          <text:p text:style-name="P1">Solana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4.762cm" svg:height="1.905cm" svg:x="15.298cm" svg:y="15.516cm">
          <text:p text:style-name="P1">Proxy</text:p>
          <text:p text:style-name="P1">+Tracer API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4.128cm" svg:height="1.905cm" svg:x="8.948cm" svg:y="23.136cm">
          <text:p text:style-name="P1">Indexer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13.076cm" svg:y1="24.088cm" svg:x2="21.648cm" svg:y2="24.089cm" draw:start-shape="id13" draw:start-glue-point="1" draw:end-shape="id14" draw:end-glue-point="6" svg:d="M13076 24088c6429 0 2143 1 8572 1" svg:viewBox="0 0 8573 2">
          <text:p/>
        </draw:connector>
        <draw:connector draw:style-name="gr12" draw:text-style-name="P4" draw:layer="layout" draw:type="curve" svg:x1="11.068cm" svg:y1="21.701cm" svg:x2="15.298cm" svg:y2="16.468cm" draw:start-shape="id15" draw:start-glue-point="0" draw:end-shape="id16" draw:end-glue-point="3" svg:d="M11068 21701c0-3489 1410-5233 4230-5233" svg:viewBox="0 0 4231 5234">
          <text:p/>
        </draw:connector>
        <draw:connector draw:style-name="gr13" draw:text-style-name="P4" draw:layer="layout" draw:type="curve" svg:x1="24.347cm" svg:y1="22.501cm" svg:x2="20.06cm" svg:y2="16.468cm" draw:start-shape="id14" draw:start-glue-point="5" draw:end-shape="id16" draw:end-glue-point="1" svg:d="M24347 22501c0-4022-1429-6033-4287-6033" svg:viewBox="0 0 4288 6034">
          <text:p/>
        </draw:connector>
        <draw:custom-shape draw:style-name="gr17" draw:text-style-name="P1" xml:id="id19" draw:id="id19" draw:layer="layout" svg:width="5.715cm" svg:height="2.858cm" svg:x="32.546cm" svg:y="11.313cm">
          <text:p text:style-name="P1">PostgreSQL</text:p>
          <text:p text:style-name="P1">(graph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" xml:id="id17" draw:id="id17" draw:layer="layout" svg:width="5.08cm" svg:height="1.587cm" svg:x="24.926cm" svg:y="4.328cm">
          <text:p text:style-name="P1">Graph Node</text:p>
          <draw:enhanced-geometry svg:viewBox="0 0 21600 21600" draw:type="rectangle" draw:enhanced-path="M 0 0 L 21600 0 21600 21600 0 21600 0 0 Z N"/>
        </draw:custom-shape>
        <draw:custom-shape draw:style-name="gr19" draw:text-style-name="P1" xml:id="id18" draw:id="id18" draw:layer="layout" svg:width="5.08cm" svg:height="1.905cm" svg:x="24.926cm" svg:y="9.725cm">
          <text:p text:style-name="P1">IP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4" draw:layer="layout" draw:type="curve" svg:x1="17.679cm" svg:y1="15.516cm" svg:x2="24.926cm" svg:y2="5.121cm" draw:start-shape="id16" draw:start-glue-point="0" draw:end-shape="id17" draw:end-glue-point="3" svg:d="M17679 15516c0-6930 2415-10395 7247-10395" svg:viewBox="0 0 7248 10396">
          <text:p/>
        </draw:connector>
        <draw:connector draw:style-name="gr21" draw:text-style-name="P4" draw:layer="layout" draw:type="curve" svg:x1="27.466cm" svg:y1="5.915cm" svg:x2="27.466cm" svg:y2="9.725cm" draw:start-shape="id17" draw:start-glue-point="2" draw:end-shape="id18" draw:end-glue-point="5" svg:d="M27466 5915v3810" svg:viewBox="0 0 1 3811">
          <text:p/>
        </draw:connector>
        <draw:connector draw:style-name="gr22" draw:text-style-name="P4" draw:layer="layout" draw:type="curve" svg:x1="30.006cm" svg:y1="5.121cm" svg:x2="35.404cm" svg:y2="11.313cm" draw:start-shape="id17" draw:start-glue-point="1" draw:end-shape="id19" draw:end-glue-point="5" svg:d="M30006 5121c3599 0 5398 2064 5398 6192" svg:viewBox="0 0 5399 6193">
          <text:p/>
        </draw:connector>
        <draw:custom-shape draw:style-name="gr23" draw:text-style-name="P5" xml:id="id20" draw:id="id20" draw:layer="layout" svg:width="4.762cm" svg:height="2.223cm" svg:x="15.605cm" svg:y="1.317cm">
          <text:p text:style-name="P1">DApp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7.986cm" svg:y1="3.54cm" svg:x2="17.679cm" svg:y2="15.516cm" draw:start-shape="id20" draw:start-glue-point="2" draw:end-shape="id16" draw:end-glue-point="0" svg:d="M17986 3540c0 8980-307 2993-307 11976" svg:viewBox="0 0 308 11977">
          <text:p/>
        </draw:connector>
        <draw:connector draw:style-name="gr25" draw:text-style-name="P4" draw:layer="layout" draw:type="curve" svg:x1="27.466cm" svg:y1="4.328cm" svg:x2="20.367cm" svg:y2="2.428cm" draw:start-shape="id17" draw:start-glue-point="0" draw:end-shape="id20" draw:end-glue-point="1" svg:d="M27466 4328c0-1267-2366-1900-7099-1900" svg:viewBox="0 0 7100 1901">
          <text:p/>
        </draw:connector>
        <draw:frame draw:style-name="gr26" draw:text-style-name="P7" draw:layer="layout" svg:width="5.675cm" svg:height="1.352cm" svg:x="1.636cm" svg:y="1.952cm">
          <draw:text-box>
            <text:p text:style-name="P6"><text:span text:style-name="T1">Target </text:span><text:span text:style-name="T1">st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9T12:45:03.522519174</meta:creation-date>
    <dc:date>2022-07-29T13:14:01.987671848</dc:date>
    <meta:editing-duration>PT28M54S</meta:editing-duration>
    <meta:editing-cycles>8</meta:editing-cycles>
    <meta:generator>LibreOffice/7.3.4.2$Linux_X86_64 LibreOffice_project/30$Build-2</meta:generator>
    <meta:document-statistic meta:object-count="43"/>
  </office:meta>
</office:document-meta>
</file>